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font-size="14pt" officeooo:rsid="00081ca0" officeooo:paragraph-rsid="00081ca0" style:font-size-asian="14pt" style:font-size-complex="14pt"/>
    </style:style>
    <style:style style:name="P2" style:family="paragraph" style:parent-style-name="Standard">
      <style:text-properties fo:font-size="12pt" officeooo:rsid="00081ca0" officeooo:paragraph-rsid="001279a6" style:font-size-asian="12pt" style:font-size-complex="12pt"/>
    </style:style>
    <style:style style:name="P3" style:family="paragraph" style:parent-style-name="Standard">
      <style:text-properties style:font-name="Liberation Serif1" fo:font-size="12pt" officeooo:rsid="00081ca0" officeooo:paragraph-rsid="001279a6" style:font-size-asian="12pt" style:font-size-complex="12pt"/>
    </style:style>
    <style:style style:name="P4" style:family="paragraph" style:parent-style-name="Standard">
      <style:text-properties style:font-name="Liberation Serif1" fo:font-size="12pt" officeooo:rsid="00081ca0" officeooo:paragraph-rsid="00081ca0" style:font-size-asian="12pt" style:font-size-complex="12pt"/>
    </style:style>
    <style:style style:name="P5" style:family="paragraph" style:parent-style-name="Standard">
      <style:text-properties style:font-name="Liberation Serif1" fo:font-size="14pt" officeooo:rsid="00081ca0" officeooo:paragraph-rsid="00081ca0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color="#aea79f" loext:opacity="100%" style:font-name="Liberation Serif" fo:font-size="14pt" officeooo:rsid="00088861" officeooo:paragraph-rsid="00088861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color="#aea79f" loext:opacity="100%" style:font-name="Liberation Serif" fo:font-size="14pt" officeooo:rsid="00088861" officeooo:paragraph-rsid="00081ca0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color="#aea79f" loext:opacity="100%" style:font-name="Liberation Serif" fo:font-size="14pt" officeooo:rsid="00081ca0" officeooo:paragraph-rsid="00081ca0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color="#aea79f" loext:opacity="100%" fo:font-size="14pt" officeooo:rsid="00081ca0" officeooo:paragraph-rsid="00081ca0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color="#aea79f" loext:opacity="100%" fo:font-size="14pt" officeooo:rsid="00088861" officeooo:paragraph-rsid="000c20a4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color="#aea79f" loext:opacity="100%" style:font-name="Liberation Serif1" fo:font-size="14pt" officeooo:rsid="00088861" officeooo:paragraph-rsid="00088861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color="#aea79f" loext:opacity="100%" style:font-name="Liberation Serif1" fo:font-size="14pt" officeooo:rsid="00088861" officeooo:paragraph-rsid="000c20a4" style:font-size-asian="14pt" style:font-size-complex="14pt"/>
    </style:style>
    <style:style style:name="P13" style:family="paragraph" style:parent-style-name="Standard">
      <style:paragraph-properties fo:text-align="end" style:justify-single-word="false"/>
      <style:text-properties style:font-name="Liberation Serif" fo:font-size="22pt" officeooo:rsid="00081ca0" officeooo:paragraph-rsid="00081ca0" style:font-size-asian="22pt" style:font-size-complex="22pt"/>
    </style:style>
    <style:style style:name="P14" style:family="paragraph" style:parent-style-name="Standard">
      <style:paragraph-properties fo:text-align="center" style:justify-single-word="false"/>
      <style:text-properties style:font-name="Liberation Serif" fo:font-size="22pt" officeooo:rsid="00088861" officeooo:paragraph-rsid="00081ca0" style:font-size-asian="22pt" style:font-size-complex="22pt"/>
    </style:style>
    <style:style style:name="P15" style:family="paragraph" style:parent-style-name="Standard">
      <style:paragraph-properties fo:text-align="end" style:justify-single-word="false"/>
      <style:text-properties fo:font-size="22pt" officeooo:rsid="00081ca0" officeooo:paragraph-rsid="00081ca0" style:font-size-asian="22pt" style:font-size-complex="22pt"/>
    </style:style>
    <style:style style:name="P16" style:family="paragraph" style:parent-style-name="Text_20_body">
      <style:text-properties officeooo:paragraph-rsid="000a51cc"/>
    </style:style>
    <style:style style:name="P17" style:family="paragraph" style:parent-style-name="Heading_20_1">
      <style:text-properties fo:font-size="3pt" style:font-size-asian="3pt" style:font-size-complex="3pt"/>
    </style:style>
    <style:style style:name="P18" style:family="paragraph" style:parent-style-name="Heading_20_1">
      <style:text-properties officeooo:paragraph-rsid="000a51cc"/>
    </style:style>
    <style:style style:name="P19" style:family="paragraph">
      <loext:graphic-properties draw:fill-color="#000000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officeooo:rsid="00088861"/>
    </style:style>
    <style:style style:name="T4" style:family="text">
      <style:text-properties style:font-name="Liberation Serif" fo:font-size="18pt" officeooo:rsid="00088861" style:font-size-asian="18pt" style:font-size-complex="18pt"/>
    </style:style>
    <style:style style:name="T5" style:family="text">
      <style:text-properties style:font-name="Liberation Serif1"/>
    </style:style>
    <style:style style:name="T6" style:family="text">
      <style:text-properties style:font-name="Liberation Serif1" officeooo:rsid="00236d8b"/>
    </style:style>
    <style:style style:name="T7" style:family="text">
      <style:text-properties officeooo:rsid="001279a6"/>
    </style:style>
    <style:style style:name="T8" style:family="text">
      <style:text-properties officeooo:rsid="000e950a"/>
    </style:style>
    <style:style style:name="T9" style:family="text">
      <style:text-properties officeooo:rsid="000fd2a4"/>
    </style:style>
    <style:style style:name="T10" style:family="text">
      <style:text-properties style:text-position="0% 100%" style:font-name="Liberation Serif1"/>
    </style:style>
    <style:style style:name="T11" style:family="text">
      <style:text-properties style:text-position="sub 58%" style:font-name="Liberation Serif1"/>
    </style:style>
    <style:style style:name="T12" style:family="text">
      <style:text-properties style:text-position="sub 58%" style:font-name="Liberation Serif1" officeooo:rsid="00199d2c"/>
    </style:style>
    <style:style style:name="T13" style:family="text">
      <style:text-properties style:text-position="sub 58%" style:font-name="Liberation Serif1" officeooo:rsid="000c20a4"/>
    </style:style>
    <style:style style:name="T14" style:family="text">
      <style:text-properties style:text-position="sub 58%" officeooo:rsid="000c20a4"/>
    </style:style>
    <style:style style:name="T15" style:family="text">
      <style:text-properties style:text-position="sub 58%" style:font-name="Liberation Serif" officeooo:rsid="000c20a4"/>
    </style:style>
    <style:style style:name="T16" style:family="text">
      <style:text-properties officeooo:rsid="000c20a4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  <style:style style:name="fr3" style:family="graphic" style:parent-style-name="Frame">
      <style:graphic-properties style:vertical-pos="from-top" style:vertical-rel="paragraph" style:horizontal-pos="from-left" style:horizontal-rel="paragraph" style:shadow="none" draw:shadow-opacity="100%"/>
    </style:style>
    <style:style style:name="fr4" style:family="graphic" style:parent-style-name="Frame">
      <style:graphic-properties style:vertical-pos="from-top" style:vertical-rel="paragraph" style:horizontal-pos="from-left" style:horizontal-rel="paragraph" fo:padding="0.0591in" fo:border="2.01pt solid #000000" style:shadow="none" draw:shadow-opacity="100%"/>
    </style:style>
    <style:style style:name="fr5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draw:opacity="0%" draw:fill-image-width="0in" draw:fill-image-height="0in" fo:padding="0in" fo:border="none" style:shadow="none" draw:shadow-opacity="100%"/>
    </style:style>
    <style:style style:name="fr6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gr1" style:family="graphic">
      <style:graphic-properties svg:stroke-width="0.0417in" svg:stroke-color="#000000" draw:marker-start-width="0.2016in" draw:marker-end-width="0.2016in" draw:fill-color="#000000" draw:textarea-horizontal-align="center" draw:textarea-vertical-align="middle" fo:padding-top="0.0209in" fo:padding-bottom="0.0209in" fo:padding-left="0.0209in" fo:padding-right="0.020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rbeitsblatt Vorhersagewerkstatt</text:p>
      <text:p text:style-name="P1"><draw:frame draw:style-name="fr6" draw:name="Objekt1" text:anchor-type="as-char" svg:width="7.2555in" svg:height="0.5256in" draw:z-index="0"><draw:object xlink:href="./Object 1" xlink:type="simple" xlink:show="embed" xlink:actuate="onLoad"/><draw:image xlink:href="./ObjectReplacements/Object 1" xlink:type="simple" xlink:show="embed" xlink:actuate="onLoad"/></draw:frame><text:span text:style-name="T1"><text:s/><text:tab/></text:span></text:p>
      <text:p text:style-name="P2">Zeitschritt <text:span text:style-name="T2">Δ</text:span><text:span text:style-name="T5">t = </text:span><text:span text:style-name="T6">1 h</text:span></text:p>
      <text:p text:style-name="P2"><text:span text:style-name="T5">Gitterabstand </text:span><text:span text:style-name="T2">Δx</text:span><text:span text:style-name="T5"> = 100 km</text:span></text:p>
      <text:p text:style-name="P3">T ist die Temperatur an deinem Ort zur aktuellen Zeit.</text:p>
      <text:p text:style-name="P4"><draw:frame draw:style-name="fr1" draw:name="Rahmen113" text:anchor-type="paragraph" svg:x="1.7492in" svg:y="0.1193in" svg:width="2.8618in" draw:z-index="1"><draw:text-box fo:min-height="0.3429in"><text:p text:style-name="P6"/></draw:text-box></draw:frame></text:p>
      <text:p text:style-name="P4"><text:tab/><text:span text:style-name="T7">Meine </text:span>Stadt:</text:p>
      <text:p text:style-name="P4"><draw:frame draw:style-name="fr1" draw:name="Rahmen114" text:anchor-type="paragraph" svg:x="1.7492in" svg:y="0.1201in" svg:width="1.4217in" draw:z-index="2"><draw:text-box fo:min-height="0.3429in"><text:p text:style-name="P6"/></draw:text-box></draw:frame><draw:frame draw:style-name="fr1" draw:name="Frame1" text:anchor-type="paragraph" svg:x="4.3709in" svg:y="0.1201in" svg:width="1.4217in" draw:z-index="119"><draw:text-box fo:min-height="0.3429in"><text:p text:style-name="P6"/></draw:text-box></draw:frame></text:p>
      <text:p text:style-name="P4"><text:tab/>Nord-Süd <text:span text:style-name="T8">km</text:span>: Ost-West <text:span text:style-name="T8">km</text:span>:</text:p>
      <text:p text:style-name="P4"><draw:frame draw:style-name="fr1" draw:name="Rahmen115" text:anchor-type="paragraph" svg:x="2.3236in" svg:y="0.0972in" svg:width="2.8618in" draw:z-index="120"><draw:text-box fo:min-height="0.3429in"><text:p text:style-name="P6"/></draw:text-box></draw:frame></text:p>
      <text:p text:style-name="P4"><text:tab/><text:span text:style-name="T9">Nördliche Nachbarstadt:</text:span></text:p>
      <text:p text:style-name="P4"><draw:frame draw:style-name="fr1" draw:name="Frame2" text:anchor-type="paragraph" svg:x="2.3236in" svg:y="0.0744in" svg:width="2.8618in" draw:z-index="121"><draw:text-box fo:min-height="0.3429in"><text:p text:style-name="P6"/></draw:text-box></draw:frame></text:p>
      <text:p text:style-name="P4"><text:tab/><text:span text:style-name="T9">Westliche Nachbarstadt:</text:span></text:p>
      <text:p text:style-name="P5"/>
      <text:p text:style-name="P5"><draw:frame draw:style-name="fr5" draw:name="Rahmen20" text:anchor-type="paragraph" svg:x="0.2717in" svg:y="0.089in" svg:width="6.4209in" draw:z-index="3"><draw:text-box fo:min-height="3.448in"><text:p text:style-name="P7"><draw:frame draw:style-name="fr1" draw:name="Rahmen12" text:anchor-type="paragraph" svg:x="3.5138in" svg:y="0.3028in" svg:width="0.7874in" draw:z-index="5"><draw:text-box fo:min-height="0.1965in"><text:p text:style-name="P9"><text:span text:style-name="T2">Δ</text:span><text:span text:style-name="T5">t</text:span></text:p></draw:text-box></draw:frame><draw:frame draw:style-name="fr1" draw:name="Rahmen17" text:anchor-type="paragraph" svg:x="3.5138in" svg:y="0.748in" svg:width="0.7874in" draw:z-index="6"><draw:text-box fo:min-height="0.1965in"><text:p text:style-name="P9"><text:span text:style-name="T2">Δ</text:span><text:span text:style-name="T5">x</text:span></text:p></draw:text-box></draw:frame><draw:frame draw:style-name="fr3" draw:name="Rahmen21" text:anchor-type="paragraph" svg:x="4.8398in" svg:y="0.5252in" svg:width="0.7874in" draw:z-index="7"><draw:text-box fo:min-height="0.1965in"><text:p text:style-name="P8">A</text:p></draw:text-box></draw:frame><draw:frame draw:style-name="fr2" draw:name="Rahmen18" text:anchor-type="paragraph" svg:x="4.4319in" svg:y="0.539in" svg:width="0.3264in" draw:z-index="8"><draw:text-box fo:min-height="0.352in"><text:p text:style-name="P13">=</text:p></draw:text-box></draw:frame><draw:frame draw:style-name="fr3" draw:name="Rahmen22" text:anchor-type="paragraph" svg:x="4.8638in" svg:y="1.3972in" svg:width="0.7874in" draw:z-index="9"><draw:text-box fo:min-height="0.1965in"><text:p text:style-name="P7">B</text:p></draw:text-box></draw:frame><draw:frame draw:style-name="fr1" draw:name="Rahmen24" text:anchor-type="paragraph" svg:x="3.502in" svg:y="1.3756in" svg:width="0.7874in" draw:z-index="10"><draw:text-box fo:min-height="0.1965in"><text:p text:style-name="P10"><text:span text:style-name="T10">T</text:span><text:span text:style-name="T12">W</text:span><text:span text:style-name="T11">est </text:span><text:span text:style-name="T13">8:00</text:span></text:p></draw:text-box></draw:frame><draw:frame draw:style-name="fr1" draw:name="Rahmen25" text:anchor-type="paragraph" svg:x="2.4362in" svg:y="1.3756in" svg:width="0.7874in" draw:z-index="11"><draw:text-box fo:min-height="0.1965in"><text:p text:style-name="P11">T<text:span text:style-name="T14">8:00</text:span></text:p></draw:text-box></draw:frame><draw:frame draw:style-name="fr2" draw:name="Rahmen27" text:anchor-type="paragraph" svg:x="3.2362in" svg:y="1.352in" svg:width="0.2311in" draw:z-index="12"><draw:text-box fo:min-height="0.4035in"><text:p text:style-name="P14">-</text:p></draw:text-box></draw:frame><draw:frame draw:style-name="fr2" draw:name="Rahmen23" text:anchor-type="paragraph" svg:x="4.3575in" svg:y="1.3972in" svg:width="0.422in" draw:z-index="13"><draw:text-box fo:min-height="0.4035in"><text:p text:style-name="P15"><text:span text:style-name="T3">) </text:span><text:span text:style-name="T2">=</text:span></text:p></draw:text-box></draw:frame><draw:frame draw:style-name="fr2" draw:name="Rahmen28" text:anchor-type="paragraph" svg:x="1.9327in" svg:y="1.3508in" svg:width="0.422in" draw:z-index="14"><draw:text-box fo:min-height="0.4035in"><text:p text:style-name="P15"><text:span text:style-name="T4">x</text:span><text:span text:style-name="T3"> (</text:span></text:p></draw:text-box></draw:frame><draw:frame draw:style-name="fr3" draw:name="Rahmen29" text:anchor-type="paragraph" svg:x="4.8638in" svg:y="2.1846in" svg:width="0.7874in" draw:z-index="15"><draw:text-box fo:min-height="0.1965in"><text:p text:style-name="P7">C</text:p></draw:text-box></draw:frame><draw:frame draw:style-name="fr2" draw:name="Rahmen30" text:anchor-type="paragraph" svg:x="4.3575in" svg:y="2.1846in" svg:width="0.422in" draw:z-index="16"><draw:text-box fo:min-height="0.4035in"><text:p text:style-name="P15"><text:span text:style-name="T3">) </text:span><text:span text:style-name="T2">=</text:span></text:p></draw:text-box></draw:frame><draw:frame draw:style-name="fr1" draw:name="Rahmen31" text:anchor-type="paragraph" svg:x="3.502in" svg:y="2.1634in" svg:width="0.7874in" draw:z-index="17"><draw:text-box fo:min-height="0.1965in"><text:p text:style-name="P10"><text:span text:style-name="T5">T</text:span><text:span text:style-name="T12">N</text:span><text:span text:style-name="T11">ord </text:span><text:span text:style-name="T13">8:00</text:span></text:p></draw:text-box></draw:frame><draw:frame draw:style-name="fr2" draw:name="Rahmen32" text:anchor-type="paragraph" svg:x="3.2362in" svg:y="2.1398in" svg:width="0.2311in" draw:z-index="18"><draw:text-box fo:min-height="0.4035in"><text:p text:style-name="P14">-</text:p></draw:text-box></draw:frame><draw:frame draw:style-name="fr1" draw:name="Rahmen33" text:anchor-type="paragraph" svg:x="2.4362in" svg:y="2.1634in" svg:width="0.7874in" draw:z-index="19"><draw:text-box fo:min-height="0.1965in"><text:p text:style-name="P12">T<text:span text:style-name="T14">8:00</text:span></text:p></draw:text-box></draw:frame><draw:frame draw:style-name="fr2" draw:name="Rahmen34" text:anchor-type="paragraph" svg:x="1.9327in" svg:y="2.1382in" svg:width="0.422in" draw:z-index="20"><draw:text-box fo:min-height="0.4035in"><text:p text:style-name="P15"><text:span text:style-name="T4">x</text:span><text:span text:style-name="T3"> (</text:span></text:p></draw:text-box></draw:frame><draw:frame draw:style-name="fr1" draw:name="Rahmen35" text:anchor-type="paragraph" svg:x="1.0665in" svg:y="2.1752in" svg:width="0.7874in" draw:z-index="21"><draw:text-box fo:min-height="0.1965in"><text:p text:style-name="P6">v</text:p></draw:text-box></draw:frame><draw:frame draw:style-name="fr2" draw:name="Rahmen1" text:anchor-type="paragraph" svg:x="2.098in" svg:y="2.9492in" svg:width="0.422in" draw:z-index="22"><draw:text-box fo:min-height="0.4035in"><text:p text:style-name="P15"><text:span text:style-name="T4">x</text:span><text:span text:style-name="T3"> (</text:span></text:p></draw:text-box></draw:frame><draw:frame draw:style-name="fr1" draw:name="Rahmen2" text:anchor-type="paragraph" svg:x="0.0508in" svg:y="2.9744in" svg:width="0.7874in" draw:z-index="23"><draw:text-box fo:min-height="0.1965in"><text:p text:style-name="P12">T<text:span text:style-name="T14">8:00</text:span></text:p></draw:text-box></draw:frame><draw:frame draw:style-name="fr4" draw:name="Rahmen3" text:anchor-type="paragraph" svg:x="5.2575in" svg:y="2.972in" svg:width="0.7874in" draw:z-index="24"><draw:text-box fo:min-height="0.1965in"><text:p text:style-name="P9"><text:span text:style-name="T3">T</text:span><text:span text:style-name="T15">9:00</text:span></text:p></draw:text-box></draw:frame><draw:frame draw:style-name="fr2" draw:name="Rahmen4" text:anchor-type="paragraph" svg:x="4.5681in" svg:y="2.9701in" svg:width="0.6055in" draw:z-index="25"><draw:text-box fo:min-height="0.4252in"><text:p text:style-name="P15"><text:span text:style-name="T3">) }</text:span><text:span text:style-name="T2">=</text:span></text:p></draw:text-box></draw:frame><draw:frame draw:style-name="fr3" draw:name="Rahmen5" text:anchor-type="paragraph" svg:x="3.7535in" svg:y="2.9728in" svg:width="0.7874in" draw:z-index="26"><draw:text-box fo:min-height="0.1965in"><text:p text:style-name="P7">C</text:p></draw:text-box></draw:frame><draw:frame draw:style-name="fr3" draw:name="Rahmen6" text:anchor-type="paragraph" svg:x="2.6193in" svg:y="2.9728in" svg:width="0.7874in" draw:z-index="27"><draw:text-box fo:min-height="0.1965in"><text:p text:style-name="P6">B</text:p></draw:text-box></draw:frame><draw:frame draw:style-name="fr2" draw:name="Rahmen7" text:anchor-type="paragraph" svg:x="3.4839in" svg:y="2.9626in" svg:width="0.2311in" draw:z-index="28"><draw:text-box fo:min-height="0.4035in"><text:p text:style-name="P14">+</text:p></draw:text-box></draw:frame><draw:frame draw:style-name="fr3" draw:name="Rahmen8" text:anchor-type="paragraph" svg:x="1.2571in" svg:y="2.9728in" svg:width="0.7874in" draw:z-index="29"><draw:text-box fo:min-height="0.1965in"><text:p text:style-name="P6">A</text:p></draw:text-box></draw:frame><draw:frame draw:style-name="fr2" draw:name="Rahmen9" text:anchor-type="paragraph" svg:x="0.9209in" svg:y="2.9272in" svg:width="0.3366in" draw:z-index="30"><draw:text-box fo:min-height="0.7043in"><text:p text:style-name="P14">- <text:span text:style-name="T16">{</text:span></text:p></draw:text-box></draw:frame><draw:frame draw:style-name="fr1" draw:name="Rahmen26" text:anchor-type="paragraph" svg:x="1.0665in" svg:y="1.3874in" svg:width="0.7874in" draw:z-index="31"><draw:text-box fo:min-height="0.1965in"><text:p text:style-name="P6">u</text:p></draw:text-box></draw:frame><draw:line text:anchor-type="paragraph" draw:z-index="4" draw:name="Shape1" draw:style-name="gr1" draw:text-style-name="P19" svg:x1="3.4201in" svg:y1="0.6945in" svg:x2="4.3736in" svg:y2="0.6945in"><text:p/></draw:line></text:p></draw:text-box></draw:frame></text:p>
      <text:h text:style-name="Heading_20_1" text:outline-level="1">Zeitschritt <text:span text:style-name="T16">8:00 → 9:00</text:span></text:h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<draw:frame draw:style-name="fr5" draw:name="Rahmen10" text:anchor-type="paragraph" svg:x="0.2717in" svg:y="0.5882in" svg:width="6.4209in" draw:z-index="32"><draw:text-box fo:min-height="3.448in"><text:p text:style-name="P7"><draw:frame draw:style-name="fr1" draw:name="Rahmen11" text:anchor-type="paragraph" svg:x="3.5138in" svg:y="0.3028in" svg:width="0.7874in" draw:z-index="34"><draw:text-box fo:min-height="0.1965in"><text:p text:style-name="P9"><text:span text:style-name="T2">Δ</text:span><text:span text:style-name="T5">t</text:span></text:p></draw:text-box></draw:frame><draw:frame draw:style-name="fr1" draw:name="Rahmen13" text:anchor-type="paragraph" svg:x="3.5138in" svg:y="0.748in" svg:width="0.7874in" draw:z-index="35"><draw:text-box fo:min-height="0.1965in"><text:p text:style-name="P9"><text:span text:style-name="T2">Δ</text:span><text:span text:style-name="T5">x</text:span></text:p></draw:text-box></draw:frame><draw:frame draw:style-name="fr3" draw:name="Rahmen14" text:anchor-type="paragraph" svg:x="4.8398in" svg:y="0.5252in" svg:width="0.7874in" draw:z-index="36"><draw:text-box fo:min-height="0.1965in"><text:p text:style-name="P8">A</text:p></draw:text-box></draw:frame><draw:frame draw:style-name="fr2" draw:name="Rahmen15" text:anchor-type="paragraph" svg:x="4.4319in" svg:y="0.539in" svg:width="0.3264in" draw:z-index="37"><draw:text-box fo:min-height="0.352in"><text:p text:style-name="P13">=</text:p></draw:text-box></draw:frame><draw:frame draw:style-name="fr3" draw:name="Rahmen16" text:anchor-type="paragraph" svg:x="4.8638in" svg:y="1.3972in" svg:width="0.7874in" draw:z-index="38"><draw:text-box fo:min-height="0.1965in"><text:p text:style-name="P7">B</text:p></draw:text-box></draw:frame><draw:frame draw:style-name="fr1" draw:name="Rahmen19" text:anchor-type="paragraph" svg:x="3.502in" svg:y="1.3756in" svg:width="0.7874in" draw:z-index="39"><draw:text-box fo:min-height="0.1965in"><text:p text:style-name="P10"><text:span text:style-name="T5">T</text:span><text:span text:style-name="T12">W</text:span><text:span text:style-name="T11">est </text:span><text:span text:style-name="T13">9:00</text:span></text:p></draw:text-box></draw:frame><draw:frame draw:style-name="fr1" draw:name="Rahmen36" text:anchor-type="paragraph" svg:x="2.4362in" svg:y="1.3756in" svg:width="0.7874in" draw:z-index="40"><draw:text-box fo:min-height="0.1965in"><text:p text:style-name="P11">T<text:span text:style-name="T14">9:00</text:span></text:p></draw:text-box></draw:frame><draw:frame draw:style-name="fr2" draw:name="Rahmen37" text:anchor-type="paragraph" svg:x="3.2362in" svg:y="1.352in" svg:width="0.2311in" draw:z-index="41"><draw:text-box fo:min-height="0.4035in"><text:p text:style-name="P14">-</text:p></draw:text-box></draw:frame><draw:frame draw:style-name="fr2" draw:name="Rahmen38" text:anchor-type="paragraph" svg:x="4.3575in" svg:y="1.3972in" svg:width="0.422in" draw:z-index="42"><draw:text-box fo:min-height="0.4035in"><text:p text:style-name="P15"><text:span text:style-name="T3">) </text:span><text:span text:style-name="T2">=</text:span></text:p></draw:text-box></draw:frame><draw:frame draw:style-name="fr2" draw:name="Rahmen39" text:anchor-type="paragraph" svg:x="1.9327in" svg:y="1.3508in" svg:width="0.422in" draw:z-index="43"><draw:text-box fo:min-height="0.4035in"><text:p text:style-name="P15"><text:span text:style-name="T4">x</text:span><text:span text:style-name="T3"> (</text:span></text:p></draw:text-box></draw:frame><draw:frame draw:style-name="fr3" draw:name="Rahmen40" text:anchor-type="paragraph" svg:x="4.8638in" svg:y="2.1846in" svg:width="0.7874in" draw:z-index="44"><draw:text-box fo:min-height="0.1965in"><text:p text:style-name="P7">C</text:p></draw:text-box></draw:frame><draw:frame draw:style-name="fr2" draw:name="Rahmen41" text:anchor-type="paragraph" svg:x="4.3575in" svg:y="2.1846in" svg:width="0.422in" draw:z-index="45"><draw:text-box fo:min-height="0.4035in"><text:p text:style-name="P15"><text:span text:style-name="T3">) </text:span><text:span text:style-name="T2">=</text:span></text:p></draw:text-box></draw:frame><draw:frame draw:style-name="fr1" draw:name="Rahmen42" text:anchor-type="paragraph" svg:x="3.502in" svg:y="2.1634in" svg:width="0.7874in" draw:z-index="46"><draw:text-box fo:min-height="0.1965in"><text:p text:style-name="P10"><text:span text:style-name="T5">T</text:span><text:span text:style-name="T12">N</text:span><text:span text:style-name="T11">ord </text:span><text:span text:style-name="T13">9:00</text:span></text:p></draw:text-box></draw:frame><draw:frame draw:style-name="fr2" draw:name="Rahmen43" text:anchor-type="paragraph" svg:x="3.2362in" svg:y="2.1398in" svg:width="0.2311in" draw:z-index="47"><draw:text-box fo:min-height="0.4035in"><text:p text:style-name="P14">-</text:p></draw:text-box></draw:frame><draw:frame draw:style-name="fr1" draw:name="Rahmen44" text:anchor-type="paragraph" svg:x="2.4362in" svg:y="2.1634in" svg:width="0.7874in" draw:z-index="48"><draw:text-box fo:min-height="0.1965in"><text:p text:style-name="P12">T<text:span text:style-name="T14">9:00</text:span></text:p></draw:text-box></draw:frame><draw:frame draw:style-name="fr2" draw:name="Rahmen45" text:anchor-type="paragraph" svg:x="1.9327in" svg:y="2.1382in" svg:width="0.422in" draw:z-index="49"><draw:text-box fo:min-height="0.4035in"><text:p text:style-name="P15"><text:span text:style-name="T4">x</text:span><text:span text:style-name="T3"> (</text:span></text:p></draw:text-box></draw:frame><draw:frame draw:style-name="fr1" draw:name="Rahmen46" text:anchor-type="paragraph" svg:x="1.0665in" svg:y="2.1752in" svg:width="0.7874in" draw:z-index="50"><draw:text-box fo:min-height="0.1965in"><text:p text:style-name="P6">v</text:p></draw:text-box></draw:frame><draw:frame draw:style-name="fr2" draw:name="Rahmen47" text:anchor-type="paragraph" svg:x="2.098in" svg:y="2.9492in" svg:width="0.422in" draw:z-index="51"><draw:text-box fo:min-height="0.4035in"><text:p text:style-name="P15"><text:span text:style-name="T4">x</text:span><text:span text:style-name="T3"> (</text:span></text:p></draw:text-box></draw:frame><draw:frame draw:style-name="fr1" draw:name="Rahmen48" text:anchor-type="paragraph" svg:x="0.0508in" svg:y="2.9744in" svg:width="0.7874in" draw:z-index="52"><draw:text-box fo:min-height="0.1965in"><text:p text:style-name="P12">T<text:span text:style-name="T14">9:00</text:span></text:p></draw:text-box></draw:frame><draw:frame draw:style-name="fr4" draw:name="Rahmen49" text:anchor-type="paragraph" svg:x="5.2575in" svg:y="2.972in" svg:width="0.7874in" draw:z-index="53"><draw:text-box fo:min-height="0.1965in"><text:p text:style-name="P9"><text:span text:style-name="T3">T</text:span><text:span text:style-name="T15">10:00</text:span></text:p></draw:text-box></draw:frame><draw:frame draw:style-name="fr2" draw:name="Rahmen50" text:anchor-type="paragraph" svg:x="4.5681in" svg:y="2.9701in" svg:width="0.6055in" draw:z-index="54"><draw:text-box fo:min-height="0.4252in"><text:p text:style-name="P15"><text:span text:style-name="T3">) }</text:span><text:span text:style-name="T2">=</text:span></text:p></draw:text-box></draw:frame><draw:frame draw:style-name="fr3" draw:name="Rahmen51" text:anchor-type="paragraph" svg:x="3.7535in" svg:y="2.9728in" svg:width="0.7874in" draw:z-index="55"><draw:text-box fo:min-height="0.1965in"><text:p text:style-name="P7">C</text:p></draw:text-box></draw:frame><draw:frame draw:style-name="fr3" draw:name="Rahmen52" text:anchor-type="paragraph" svg:x="2.6193in" svg:y="2.9728in" svg:width="0.7874in" draw:z-index="56"><draw:text-box fo:min-height="0.1965in"><text:p text:style-name="P6">B</text:p></draw:text-box></draw:frame><draw:frame draw:style-name="fr2" draw:name="Rahmen53" text:anchor-type="paragraph" svg:x="3.4839in" svg:y="2.9626in" svg:width="0.2311in" draw:z-index="57"><draw:text-box fo:min-height="0.4035in"><text:p text:style-name="P14">+</text:p></draw:text-box></draw:frame><draw:frame draw:style-name="fr3" draw:name="Rahmen54" text:anchor-type="paragraph" svg:x="1.2571in" svg:y="2.9728in" svg:width="0.7874in" draw:z-index="58"><draw:text-box fo:min-height="0.1965in"><text:p text:style-name="P6">A</text:p></draw:text-box></draw:frame><draw:frame draw:style-name="fr2" draw:name="Rahmen55" text:anchor-type="paragraph" svg:x="0.9209in" svg:y="2.9272in" svg:width="0.3366in" draw:z-index="59"><draw:text-box fo:min-height="0.7043in"><text:p text:style-name="P14">- <text:span text:style-name="T16">{</text:span></text:p></draw:text-box></draw:frame><draw:frame draw:style-name="fr1" draw:name="Rahmen56" text:anchor-type="paragraph" svg:x="1.0665in" svg:y="1.3874in" svg:width="0.7874in" draw:z-index="60"><draw:text-box fo:min-height="0.1965in"><text:p text:style-name="P6">u</text:p></draw:text-box></draw:frame><draw:line text:anchor-type="paragraph" draw:z-index="33" draw:name="Shape2" draw:style-name="gr1" draw:text-style-name="P19" svg:x1="3.4201in" svg:y1="0.6945in" svg:x2="4.3736in" svg:y2="0.6945in"><text:p/></draw:line></text:p></draw:text-box></draw:frame></text:h>
      <text:h text:style-name="P17" text:outline-level="1"/>
      <text:h text:style-name="Heading_20_1" text:outline-level="1">Zeitschritt <text:span text:style-name="T16">9:00 → 10:00</text:span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><draw:frame draw:style-name="fr5" draw:name="Rahmen57" text:anchor-type="paragraph" svg:x="0.1783in" svg:y="0.0874in" svg:width="6.4209in" draw:z-index="61"><draw:text-box fo:min-height="3.448in"><text:p text:style-name="P7"><draw:frame draw:style-name="fr1" draw:name="Rahmen58" text:anchor-type="paragraph" svg:x="3.5138in" svg:y="0.3028in" svg:width="0.7874in" draw:z-index="63"><draw:text-box fo:min-height="0.1965in"><text:p text:style-name="P9"><text:span text:style-name="T2">Δ</text:span><text:span text:style-name="T5">t</text:span></text:p></draw:text-box></draw:frame><draw:frame draw:style-name="fr1" draw:name="Rahmen59" text:anchor-type="paragraph" svg:x="3.5138in" svg:y="0.748in" svg:width="0.7874in" draw:z-index="64"><draw:text-box fo:min-height="0.1965in"><text:p text:style-name="P9"><text:span text:style-name="T2">Δ</text:span><text:span text:style-name="T5">x</text:span></text:p></draw:text-box></draw:frame><draw:frame draw:style-name="fr3" draw:name="Rahmen60" text:anchor-type="paragraph" svg:x="4.8398in" svg:y="0.5252in" svg:width="0.7874in" draw:z-index="65"><draw:text-box fo:min-height="0.1965in"><text:p text:style-name="P8">A</text:p></draw:text-box></draw:frame><draw:frame draw:style-name="fr2" draw:name="Rahmen61" text:anchor-type="paragraph" svg:x="4.4319in" svg:y="0.539in" svg:width="0.3264in" draw:z-index="66"><draw:text-box fo:min-height="0.352in"><text:p text:style-name="P13">=</text:p></draw:text-box></draw:frame><draw:frame draw:style-name="fr3" draw:name="Rahmen62" text:anchor-type="paragraph" svg:x="4.8638in" svg:y="1.3972in" svg:width="0.7874in" draw:z-index="67"><draw:text-box fo:min-height="0.1965in"><text:p text:style-name="P7">B</text:p></draw:text-box></draw:frame><draw:frame draw:style-name="fr1" draw:name="Rahmen63" text:anchor-type="paragraph" svg:x="3.502in" svg:y="1.3756in" svg:width="0.7874in" draw:z-index="68"><draw:text-box fo:min-height="0.1965in"><text:p text:style-name="P10"><text:span text:style-name="T5">T</text:span><text:span text:style-name="T12">W</text:span><text:span text:style-name="T11">est </text:span><text:span text:style-name="T13">10:00</text:span></text:p></draw:text-box></draw:frame><draw:frame draw:style-name="fr1" draw:name="Rahmen64" text:anchor-type="paragraph" svg:x="2.4362in" svg:y="1.3756in" svg:width="0.7874in" draw:z-index="69"><draw:text-box fo:min-height="0.1965in"><text:p text:style-name="P11">T<text:span text:style-name="T14">10:00</text:span></text:p></draw:text-box></draw:frame><draw:frame draw:style-name="fr2" draw:name="Rahmen65" text:anchor-type="paragraph" svg:x="3.2362in" svg:y="1.352in" svg:width="0.2311in" draw:z-index="70"><draw:text-box fo:min-height="0.4035in"><text:p text:style-name="P14">-</text:p></draw:text-box></draw:frame><draw:frame draw:style-name="fr2" draw:name="Rahmen66" text:anchor-type="paragraph" svg:x="4.3575in" svg:y="1.3972in" svg:width="0.422in" draw:z-index="71"><draw:text-box fo:min-height="0.4035in"><text:p text:style-name="P15"><text:span text:style-name="T3">) </text:span><text:span text:style-name="T2">=</text:span></text:p></draw:text-box></draw:frame><draw:frame draw:style-name="fr2" draw:name="Rahmen67" text:anchor-type="paragraph" svg:x="1.9327in" svg:y="1.3508in" svg:width="0.422in" draw:z-index="72"><draw:text-box fo:min-height="0.4035in"><text:p text:style-name="P15"><text:span text:style-name="T4">x</text:span><text:span text:style-name="T3"> (</text:span></text:p></draw:text-box></draw:frame><draw:frame draw:style-name="fr3" draw:name="Rahmen68" text:anchor-type="paragraph" svg:x="4.8638in" svg:y="2.1846in" svg:width="0.7874in" draw:z-index="73"><draw:text-box fo:min-height="0.1965in"><text:p text:style-name="P7">C</text:p></draw:text-box></draw:frame><draw:frame draw:style-name="fr2" draw:name="Rahmen69" text:anchor-type="paragraph" svg:x="4.3575in" svg:y="2.1846in" svg:width="0.422in" draw:z-index="74"><draw:text-box fo:min-height="0.4035in"><text:p text:style-name="P15"><text:span text:style-name="T3">) </text:span><text:span text:style-name="T2">=</text:span></text:p></draw:text-box></draw:frame><draw:frame draw:style-name="fr1" draw:name="Rahmen70" text:anchor-type="paragraph" svg:x="3.502in" svg:y="2.1634in" svg:width="0.7874in" draw:z-index="75"><draw:text-box fo:min-height="0.1965in"><text:p text:style-name="P10"><text:span text:style-name="T5">T</text:span><text:span text:style-name="T12">N</text:span><text:span text:style-name="T11">ord </text:span><text:span text:style-name="T13">10:00</text:span></text:p></draw:text-box></draw:frame><draw:frame draw:style-name="fr2" draw:name="Rahmen71" text:anchor-type="paragraph" svg:x="3.2362in" svg:y="2.1398in" svg:width="0.2311in" draw:z-index="76"><draw:text-box fo:min-height="0.4035in"><text:p text:style-name="P14">-</text:p></draw:text-box></draw:frame><draw:frame draw:style-name="fr1" draw:name="Rahmen72" text:anchor-type="paragraph" svg:x="2.4362in" svg:y="2.1634in" svg:width="0.7874in" draw:z-index="77"><draw:text-box fo:min-height="0.1965in"><text:p text:style-name="P12">T<text:span text:style-name="T14">10:00</text:span></text:p></draw:text-box></draw:frame><draw:frame draw:style-name="fr2" draw:name="Rahmen73" text:anchor-type="paragraph" svg:x="1.9327in" svg:y="2.1382in" svg:width="0.422in" draw:z-index="78"><draw:text-box fo:min-height="0.4035in"><text:p text:style-name="P15"><text:span text:style-name="T4">x</text:span><text:span text:style-name="T3"> (</text:span></text:p></draw:text-box></draw:frame><draw:frame draw:style-name="fr1" draw:name="Rahmen74" text:anchor-type="paragraph" svg:x="1.0665in" svg:y="2.1752in" svg:width="0.7874in" draw:z-index="79"><draw:text-box fo:min-height="0.1965in"><text:p text:style-name="P6">v</text:p></draw:text-box></draw:frame><draw:frame draw:style-name="fr2" draw:name="Rahmen75" text:anchor-type="paragraph" svg:x="2.098in" svg:y="2.9492in" svg:width="0.422in" draw:z-index="80"><draw:text-box fo:min-height="0.4035in"><text:p text:style-name="P15"><text:span text:style-name="T4">x</text:span><text:span text:style-name="T3"> (</text:span></text:p></draw:text-box></draw:frame><draw:frame draw:style-name="fr1" draw:name="Rahmen76" text:anchor-type="paragraph" svg:x="0.0508in" svg:y="2.9744in" svg:width="0.7874in" draw:z-index="81"><draw:text-box fo:min-height="0.1965in"><text:p text:style-name="P12">T<text:span text:style-name="T14">10:00</text:span></text:p></draw:text-box></draw:frame><draw:frame draw:style-name="fr4" draw:name="Rahmen77" text:anchor-type="paragraph" svg:x="5.2575in" svg:y="2.972in" svg:width="0.7874in" draw:z-index="82"><draw:text-box fo:min-height="0.1965in"><text:p text:style-name="P9"><text:span text:style-name="T3">T</text:span><text:span text:style-name="T15">11:00</text:span></text:p></draw:text-box></draw:frame><draw:frame draw:style-name="fr2" draw:name="Rahmen78" text:anchor-type="paragraph" svg:x="4.5681in" svg:y="2.9701in" svg:width="0.6055in" draw:z-index="83"><draw:text-box fo:min-height="0.4252in"><text:p text:style-name="P15"><text:span text:style-name="T3">) }</text:span><text:span text:style-name="T2">=</text:span></text:p></draw:text-box></draw:frame><draw:frame draw:style-name="fr3" draw:name="Rahmen79" text:anchor-type="paragraph" svg:x="3.7535in" svg:y="2.9728in" svg:width="0.7874in" draw:z-index="84"><draw:text-box fo:min-height="0.1965in"><text:p text:style-name="P7">C</text:p></draw:text-box></draw:frame><draw:frame draw:style-name="fr3" draw:name="Rahmen80" text:anchor-type="paragraph" svg:x="2.6193in" svg:y="2.9728in" svg:width="0.7874in" draw:z-index="85"><draw:text-box fo:min-height="0.1965in"><text:p text:style-name="P6">B</text:p></draw:text-box></draw:frame><draw:frame draw:style-name="fr2" draw:name="Rahmen81" text:anchor-type="paragraph" svg:x="3.4839in" svg:y="2.9626in" svg:width="0.2311in" draw:z-index="86"><draw:text-box fo:min-height="0.4035in"><text:p text:style-name="P14">+</text:p></draw:text-box></draw:frame><draw:frame draw:style-name="fr3" draw:name="Rahmen82" text:anchor-type="paragraph" svg:x="1.2571in" svg:y="2.9728in" svg:width="0.7874in" draw:z-index="87"><draw:text-box fo:min-height="0.1965in"><text:p text:style-name="P6">A</text:p></draw:text-box></draw:frame><draw:frame draw:style-name="fr2" draw:name="Rahmen83" text:anchor-type="paragraph" svg:x="0.9209in" svg:y="2.9272in" svg:width="0.3366in" draw:z-index="88"><draw:text-box fo:min-height="0.7043in"><text:p text:style-name="P14">- <text:span text:style-name="T16">{</text:span></text:p></draw:text-box></draw:frame><draw:frame draw:style-name="fr1" draw:name="Rahmen84" text:anchor-type="paragraph" svg:x="1.0665in" svg:y="1.3874in" svg:width="0.7874in" draw:z-index="89"><draw:text-box fo:min-height="0.1965in"><text:p text:style-name="P6">u</text:p></draw:text-box></draw:frame><draw:line text:anchor-type="paragraph" draw:z-index="62" draw:name="Shape3" draw:style-name="gr1" draw:text-style-name="P19" svg:x1="3.4201in" svg:y1="0.6945in" svg:x2="4.3736in" svg:y2="0.6945in"><text:p/></draw:line></text:p></draw:text-box></draw:frame></text:p>
      <text:h text:style-name="P18" text:outline-level="1">Zeitschritt <text:span text:style-name="T16">10:00</text:span> → <text:span text:style-name="T16">11:00</text:span></text:h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5" draw:name="Rahmen85" text:anchor-type="paragraph" svg:x="0.1783in" svg:y="0.3492in" svg:width="6.4209in" draw:z-index="90"><draw:text-box fo:min-height="3.448in"><text:p text:style-name="P7"><draw:frame draw:style-name="fr1" draw:name="Rahmen86" text:anchor-type="paragraph" svg:x="3.5138in" svg:y="0.3028in" svg:width="0.7874in" draw:z-index="92"><draw:text-box fo:min-height="0.1965in"><text:p text:style-name="P9"><text:span text:style-name="T2">Δ</text:span><text:span text:style-name="T5">t</text:span></text:p></draw:text-box></draw:frame><draw:frame draw:style-name="fr1" draw:name="Rahmen87" text:anchor-type="paragraph" svg:x="3.5138in" svg:y="0.748in" svg:width="0.7874in" draw:z-index="93"><draw:text-box fo:min-height="0.1965in"><text:p text:style-name="P9"><text:span text:style-name="T2">Δ</text:span><text:span text:style-name="T5">x</text:span></text:p></draw:text-box></draw:frame><draw:frame draw:style-name="fr3" draw:name="Rahmen88" text:anchor-type="paragraph" svg:x="4.8398in" svg:y="0.5252in" svg:width="0.7874in" draw:z-index="94"><draw:text-box fo:min-height="0.1965in"><text:p text:style-name="P8">A</text:p></draw:text-box></draw:frame><draw:frame draw:style-name="fr2" draw:name="Rahmen89" text:anchor-type="paragraph" svg:x="4.4319in" svg:y="0.539in" svg:width="0.3264in" draw:z-index="95"><draw:text-box fo:min-height="0.352in"><text:p text:style-name="P13">=</text:p></draw:text-box></draw:frame><draw:frame draw:style-name="fr3" draw:name="Rahmen90" text:anchor-type="paragraph" svg:x="4.8638in" svg:y="1.3972in" svg:width="0.7874in" draw:z-index="96"><draw:text-box fo:min-height="0.1965in"><text:p text:style-name="P7">B</text:p></draw:text-box></draw:frame><draw:frame draw:style-name="fr1" draw:name="Rahmen91" text:anchor-type="paragraph" svg:x="3.502in" svg:y="1.3756in" svg:width="0.7874in" draw:z-index="97"><draw:text-box fo:min-height="0.1965in"><text:p text:style-name="P10"><text:span text:style-name="T5">T</text:span><text:span text:style-name="T12">W</text:span><text:span text:style-name="T11">est </text:span><text:span text:style-name="T13">11:00</text:span></text:p></draw:text-box></draw:frame><draw:frame draw:style-name="fr1" draw:name="Rahmen92" text:anchor-type="paragraph" svg:x="2.4362in" svg:y="1.3756in" svg:width="0.7874in" draw:z-index="98"><draw:text-box fo:min-height="0.1965in"><text:p text:style-name="P11">T<text:span text:style-name="T14">11:00</text:span></text:p></draw:text-box></draw:frame><draw:frame draw:style-name="fr2" draw:name="Rahmen93" text:anchor-type="paragraph" svg:x="3.2362in" svg:y="1.352in" svg:width="0.2311in" draw:z-index="99"><draw:text-box fo:min-height="0.4035in"><text:p text:style-name="P14">-</text:p></draw:text-box></draw:frame><draw:frame draw:style-name="fr2" draw:name="Rahmen94" text:anchor-type="paragraph" svg:x="4.3575in" svg:y="1.3972in" svg:width="0.422in" draw:z-index="100"><draw:text-box fo:min-height="0.4035in"><text:p text:style-name="P15"><text:span text:style-name="T3">) </text:span><text:span text:style-name="T2">=</text:span></text:p></draw:text-box></draw:frame><draw:frame draw:style-name="fr2" draw:name="Rahmen95" text:anchor-type="paragraph" svg:x="1.9327in" svg:y="1.3508in" svg:width="0.422in" draw:z-index="101"><draw:text-box fo:min-height="0.4035in"><text:p text:style-name="P15"><text:span text:style-name="T4">x</text:span><text:span text:style-name="T3"> (</text:span></text:p></draw:text-box></draw:frame><draw:frame draw:style-name="fr3" draw:name="Rahmen96" text:anchor-type="paragraph" svg:x="4.8638in" svg:y="2.1846in" svg:width="0.7874in" draw:z-index="102"><draw:text-box fo:min-height="0.1965in"><text:p text:style-name="P7">C</text:p></draw:text-box></draw:frame><draw:frame draw:style-name="fr2" draw:name="Rahmen97" text:anchor-type="paragraph" svg:x="4.3575in" svg:y="2.1846in" svg:width="0.422in" draw:z-index="103"><draw:text-box fo:min-height="0.4035in"><text:p text:style-name="P15"><text:span text:style-name="T3">) </text:span><text:span text:style-name="T2">=</text:span></text:p></draw:text-box></draw:frame><draw:frame draw:style-name="fr1" draw:name="Rahmen98" text:anchor-type="paragraph" svg:x="3.502in" svg:y="2.1634in" svg:width="0.7874in" draw:z-index="104"><draw:text-box fo:min-height="0.1965in"><text:p text:style-name="P10"><text:span text:style-name="T5">T</text:span><text:span text:style-name="T12">N</text:span><text:span text:style-name="T11">ord </text:span><text:span text:style-name="T13">11:00</text:span></text:p></draw:text-box></draw:frame><draw:frame draw:style-name="fr2" draw:name="Rahmen99" text:anchor-type="paragraph" svg:x="3.2362in" svg:y="2.1398in" svg:width="0.2311in" draw:z-index="105"><draw:text-box fo:min-height="0.4035in"><text:p text:style-name="P14">-</text:p></draw:text-box></draw:frame><draw:frame draw:style-name="fr1" draw:name="Rahmen100" text:anchor-type="paragraph" svg:x="2.4362in" svg:y="2.1634in" svg:width="0.7874in" draw:z-index="106"><draw:text-box fo:min-height="0.1965in"><text:p text:style-name="P12">T<text:span text:style-name="T14">11:00</text:span></text:p></draw:text-box></draw:frame><draw:frame draw:style-name="fr2" draw:name="Rahmen101" text:anchor-type="paragraph" svg:x="1.9327in" svg:y="2.1382in" svg:width="0.422in" draw:z-index="107"><draw:text-box fo:min-height="0.4035in"><text:p text:style-name="P15"><text:span text:style-name="T4">x</text:span><text:span text:style-name="T3"> (</text:span></text:p></draw:text-box></draw:frame><draw:frame draw:style-name="fr1" draw:name="Rahmen102" text:anchor-type="paragraph" svg:x="1.0665in" svg:y="2.1752in" svg:width="0.7874in" draw:z-index="108"><draw:text-box fo:min-height="0.1965in"><text:p text:style-name="P6">v</text:p></draw:text-box></draw:frame><draw:frame draw:style-name="fr2" draw:name="Rahmen103" text:anchor-type="paragraph" svg:x="2.098in" svg:y="2.9492in" svg:width="0.422in" draw:z-index="109"><draw:text-box fo:min-height="0.4035in"><text:p text:style-name="P15"><text:span text:style-name="T4">x</text:span><text:span text:style-name="T3"> (</text:span></text:p></draw:text-box></draw:frame><draw:frame draw:style-name="fr1" draw:name="Rahmen104" text:anchor-type="paragraph" svg:x="0.0508in" svg:y="2.9744in" svg:width="0.7874in" draw:z-index="110"><draw:text-box fo:min-height="0.1965in"><text:p text:style-name="P12">T<text:span text:style-name="T14">11:00</text:span></text:p></draw:text-box></draw:frame><draw:frame draw:style-name="fr4" draw:name="Rahmen105" text:anchor-type="paragraph" svg:x="5.2575in" svg:y="2.972in" svg:width="0.7874in" draw:z-index="111"><draw:text-box fo:min-height="0.1965in"><text:p text:style-name="P9"><text:span text:style-name="T3">T</text:span><text:span text:style-name="T15">12:00</text:span></text:p></draw:text-box></draw:frame><draw:frame draw:style-name="fr2" draw:name="Rahmen106" text:anchor-type="paragraph" svg:x="4.5681in" svg:y="2.9701in" svg:width="0.6055in" draw:z-index="112"><draw:text-box fo:min-height="0.4252in"><text:p text:style-name="P15"><text:span text:style-name="T3">) }</text:span><text:span text:style-name="T2">=</text:span></text:p></draw:text-box></draw:frame><draw:frame draw:style-name="fr3" draw:name="Rahmen107" text:anchor-type="paragraph" svg:x="3.7535in" svg:y="2.9728in" svg:width="0.7874in" draw:z-index="113"><draw:text-box fo:min-height="0.1965in"><text:p text:style-name="P7">C</text:p></draw:text-box></draw:frame><draw:frame draw:style-name="fr3" draw:name="Rahmen108" text:anchor-type="paragraph" svg:x="2.6193in" svg:y="2.9728in" svg:width="0.7874in" draw:z-index="114"><draw:text-box fo:min-height="0.1965in"><text:p text:style-name="P6">B</text:p></draw:text-box></draw:frame><draw:frame draw:style-name="fr2" draw:name="Rahmen109" text:anchor-type="paragraph" svg:x="3.4839in" svg:y="2.9626in" svg:width="0.2311in" draw:z-index="115"><draw:text-box fo:min-height="0.4035in"><text:p text:style-name="P14">+</text:p></draw:text-box></draw:frame><draw:frame draw:style-name="fr3" draw:name="Rahmen110" text:anchor-type="paragraph" svg:x="1.2571in" svg:y="2.9728in" svg:width="0.7874in" draw:z-index="116"><draw:text-box fo:min-height="0.1965in"><text:p text:style-name="P6">A</text:p></draw:text-box></draw:frame><draw:frame draw:style-name="fr2" draw:name="Rahmen111" text:anchor-type="paragraph" svg:x="0.9209in" svg:y="2.9272in" svg:width="0.3366in" draw:z-index="117"><draw:text-box fo:min-height="0.7043in"><text:p text:style-name="P14">- <text:span text:style-name="T16">{</text:span></text:p></draw:text-box></draw:frame><draw:frame draw:style-name="fr1" draw:name="Rahmen112" text:anchor-type="paragraph" svg:x="1.0665in" svg:y="1.3874in" svg:width="0.7874in" draw:z-index="118"><draw:text-box fo:min-height="0.1965in"><text:p text:style-name="P6">u</text:p></draw:text-box></draw:frame><draw:line text:anchor-type="paragraph" draw:z-index="91" draw:name="Shape4" draw:style-name="gr1" draw:text-style-name="P19" svg:x1="3.4201in" svg:y1="0.6945in" svg:x2="4.3736in" svg:y2="0.6945in"><text:p/></draw:line></text:p></draw:text-box></draw:frame></text:p>
      <text:p text:style-name="P16"/>
      <text:h text:style-name="P18" text:outline-level="1">Zeitschritt <text:span text:style-name="T16">11:00 → 12:00</text:span></text:h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de" fo:country="DE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de" fo:country="DE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x Maahn</meta:initial-creator>
    <meta:creation-date>2015-10-01T15:44:04.338537428</meta:creation-date>
    <dc:date>2026-01-07T16:19:57.180787387</dc:date>
    <meta:editing-duration>PT1H11M39S</meta:editing-duration>
    <meta:editing-cycles>19</meta:editing-cycles>
    <meta:generator>LibreOffice/24.2.2.2$MacOSX_AARCH64 LibreOffice_project/d56cc158d8a96260b836f100ef4b4ef25d6f1a01</meta:generator>
    <meta:document-statistic meta:table-count="0" meta:image-count="0" meta:object-count="1" meta:page-count="2" meta:paragraph-count="121" meta:word-count="192" meta:character-count="642" meta:non-whitespace-character-count="564"/>
  </office:meta>
</office:document-meta>
</file>

<file path=Object 1/content.xml><?xml version="1.0" encoding="utf-8"?>
<math xmlns="http://www.w3.org/1998/Math/MathML" display="block">
  <semantics>
    <mrow>
      <msub>
        <mi>T</mi>
        <mtext>Zukunft</mtext>
      </msub>
      <mo stretchy="false">=</mo>
      <mrow>
        <msub>
          <mi>T</mi>
          <mtext>jetzt</mtext>
        </msub>
        <mo stretchy="false">−</mo>
        <mrow>
          <mo fence="true" form="prefix" stretchy="false">(</mo>
          <mrow>
            <mrow>
              <mfrac>
                <mrow>
                  <mi mathvariant="normal">Δ</mi>
                  <mi>t</mi>
                </mrow>
                <mrow>
                  <mi mathvariant="normal">Δ</mi>
                  <mi>x</mi>
                </mrow>
              </mfrac>
              <mrow>
                <mspace width="2em"/>
                <mo stretchy="false">⋅</mo>
                <mspace width="2em"/>
              </mrow>
              <mrow>
                <mo fence="true" form="prefix" stretchy="true">{</mo>
                <mrow>
                  <mrow>
                    <mrow>
                      <mo fence="true" form="prefix" stretchy="true">(</mo>
                      <mrow>
                        <mrow>
                          <mi>u</mi>
                          <mrow>
                            <mspace width="2em"/>
                            <mo stretchy="false">⋅</mo>
                            <mspace width="2em"/>
                          </mrow>
                          <mrow>
                            <mo fence="true" form="prefix" stretchy="false">[</mo>
                            <mrow>
                              <mrow>
                                <msub>
                                  <mi>T</mi>
                                  <mtext>jetzt</mtext>
                                </msub>
                                <mrow>
                                  <mspace width="2em"/>
                                  <mo stretchy="false">−</mo>
                                  <mspace width="2em"/>
                                </mrow>
                                <msub>
                                  <mi>T</mi>
                                  <mtext>jetzt,West</mtext>
                                </msub>
                              </mrow>
                            </mrow>
                            <mo fence="true" form="postfix" stretchy="false">]</mo>
                          </mrow>
                        </mrow>
                      </mrow>
                      <mo fence="true" form="postfix" stretchy="true">)</mo>
                    </mrow>
                    <mrow>
                      <mspace width="2em"/>
                      <mo stretchy="false">+</mo>
                      <mspace width="2em"/>
                    </mrow>
                    <mrow>
                      <mo fence="true" form="prefix" stretchy="true">(</mo>
                      <mrow>
                        <mrow>
                          <mi>v</mi>
                          <mrow>
                            <mspace width="2em"/>
                            <mo stretchy="false">⋅</mo>
                            <mspace width="2em"/>
                          </mrow>
                          <mrow>
                            <mo fence="true" form="prefix" stretchy="false">[</mo>
                            <mrow>
                              <mrow>
                                <msub>
                                  <mi>T</mi>
                                  <mtext>jetzt</mtext>
                                </msub>
                                <mrow>
                                  <mspace width="2em"/>
                                  <mo stretchy="false">−</mo>
                                  <mspace width="2em"/>
                                </mrow>
                                <msub>
                                  <mi>T</mi>
                                  <mtext>jetzt,Nord</mtext>
                                </msub>
                              </mrow>
                            </mrow>
                            <mo fence="true" form="postfix" stretchy="false">]</mo>
                          </mrow>
                        </mrow>
                      </mrow>
                      <mo fence="true" form="postfix" stretchy="true">)</mo>
                    </mrow>
                    <mspace width="2em"/>
                  </mrow>
                </mrow>
                <mo fence="true" form="postfix" stretchy="true">}</mo>
              </mrow>
            </mrow>
          </mrow>
          <mo fence="true" form="postfix" stretchy="false">)</mo>
        </mrow>
      </mrow>
    </mrow>
    <annotation encoding="StarMath 5.0"> { T _ "Zukunft" = T _ "jetzt" - ( { { { %DELTA t } over { %DELTA x } } ~ cdot ~ left lbrace { left ( { u ~ cdot ~ [ { T _ "jetzt" ~ - ~ T _ "jetzt,West" } ] } right ) ~ + ~ left ( { v ~ cdot ~ [ { T _ "jetzt" ~ - ~ T _ "jetzt,Nord" } ] } right ) ~ } right rbrace } ) } </annotation>
  </semantics>
</math>
</file>